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54f" officeooo:paragraph-rsid="0017854f"/>
    </style:style>
    <style:style style:name="T1" style:family="text">
      <style:text-properties officeooo:rsid="00197a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ich of the following are benefits of using a layered network model?</text:p>
      <text:p text:style-name="P1">A . it specifies how changes to one layer must be propagated through the other layers</text:p>
      <text:p text:style-name="P1">B . it facilitates troubleshooting</text:p>
      <text:p text:style-name="P1">C . it focuses on details rather than general functions of networking</text:p>
      <text:p text:style-name="P1">D . it breaks the complex process of networking into more manageable chunks</text:p>
      <text:p text:style-name="P1">E . it allows layers developed by different vendors to interoperate.</text:p>
      <text:p text:style-name="P1"><text:s text:c="6"/>(A)A and B only</text:p>
      <text:p text:style-name="P1"><text:s text:c="6"/>(B)B, D, and E</text:p>
      <text:p text:style-name="P1"><text:s text:c="6"/>(C)A and C only</text:p>
      <text:p text:style-name="P1"><text:s text:c="6"/>(D)all of the above</text:p>
      <text:p text:style-name="P1"><text:s text:c="2"/>Ans:(B)B, D, and E</text:p>
      <text:p text:style-name="P1"/>
      <text:p text:style-name="P1">2.Mr. John is a small business man that run a Hardware, he have been experiences</text:p>
      <text:p text:style-name="P1">problem with his small accounting department which he depends on to provide him</text:p>
      <text:p text:style-name="P1">with the sales reports.Mr John want to be able to shared information between his</text:p>
      <text:p text:style-name="P1">7 computer station and have on central printing area, what type of network</text:p>
      <text:p text:style-name="P1">would you recommend to Mr. John?</text:p>
      <text:p text:style-name="P1"><text:s text:c="6"/>(A)LAN</text:p>
      <text:p text:style-name="P1"><text:s text:c="6"/>(B)MAN</text:p>
      <text:p text:style-name="P1"><text:s text:c="6"/>(C)WAN</text:p>
      <text:p text:style-name="P1"><text:s text:c="6"/>(D)WLAN</text:p>
      <text:p text:style-name="P1">Ans:(A)LAN</text:p>
      <text:p text:style-name="P1"/>
      <text:p text:style-name="P1">3.Combination of two or more topologies are called</text:p>
      <text:p text:style-name="P1"><text:s text:c="6"/>(A)Star Topology</text:p>
      <text:p text:style-name="P1"><text:s text:c="6"/>(B)Bus Topology</text:p>
      <text:p text:style-name="P1"><text:s text:c="6"/>(C)Ring topology</text:p>
      <text:p text:style-name="P1"><text:s text:c="6"/>(D)Hybrid</text:p>
      <text:p text:style-name="P1">Ans: (D)Hybrid</text:p>
      <text:p text:style-name="P1"/>
      <text:p text:style-name="P1">4.Which network component/s is/are involved in the Presentation layer of an OSI model?</text:p>
      <text:p text:style-name="P1"><text:s text:c="6"/>(a)Gateway</text:p>
      <text:p text:style-name="P1"><text:s text:c="6"/>(b)Multiplexer &amp; Oscilloscope</text:p>
      <text:p text:style-name="P1"><text:s text:c="6"/>(c)Amplifier &amp; Hub</text:p>
      <text:p text:style-name="P1"><text:s text:c="6"/>(d)All of the above</text:p>
      <text:p text:style-name="P1">Ans:(a)Gateway</text:p>
      <text:p text:style-name="P1"/>
      <text:p text:style-name="P1">5.Bytes of data being transferred in each connection are numbered by TCP.</text:p>
      <text:p text:style-name="P1">These numbers starts with a</text:p>
      <text:p text:style-name="P1"><text:s text:c="6"/>(a)Random number</text:p>
      <text:p text:style-name="P1"><text:s text:c="6"/>(b)Zero</text:p>
      <text:p text:style-name="P1"><text:s text:c="6"/>(c)One</text:p>
      <text:p text:style-name="P1"><text:s text:c="6"/>(d)Sequence of zero’s and one’s</text:p>
      <text:p text:style-name="P1">Ans:(d)Sequence of zero's and one's</text:p>
      <text:p text:style-name="P1"/>
      <text:p text:style-name="P1">6.Internet has chosen datagram approach to switching in the</text:p>
      <text:p text:style-name="P1"><text:s text:c="6"/>(a)Data Link Layer</text:p>
      <text:p text:style-name="P1"><text:s text:c="6"/>(b)Network Layer</text:p>
      <text:p text:style-name="P1"><text:s text:c="6"/>(c)Physical Layer</text:p>
      <text:p text:style-name="P1"><text:s text:c="6"/>(d)Presentation Layer</text:p>
      <text:p text:style-name="P1">Ans:(b)Network Layer</text:p>
      <text:p text:style-name="P1"/>
      <text:p text:style-name="P1"><text:soft-page-break/>7.A 16-bit port address represents</text:p>
      <text:p text:style-name="P1"><text:s text:c="6"/>(a)One single number</text:p>
      <text:p text:style-name="P1"><text:s text:c="6"/>(b)four chunks of numbers</text:p>
      <text:p text:style-name="P1"><text:s text:c="6"/>(c)two numbers</text:p>
      <text:p text:style-name="P1"><text:s text:c="6"/>(d)both b and c</text:p>
      <text:p text:style-name="P1">Ans:(a)One single number</text:p>
      <text:p text:style-name="P1"/>
      <text:p text:style-name="P1"/>
      <text:p text:style-name="P1">8.No protocol at data link layer allows fragmentation and reassembly of</text:p>
      <text:p text:style-name="P1"><text:s text:c="6"/>(a)Packets</text:p>
      <text:p text:style-name="P1"><text:s text:c="6"/>(b)Frames</text:p>
      <text:p text:style-name="P1"><text:s text:c="6"/>(c)Stations</text:p>
      <text:p text:style-name="P1"><text:s text:c="6"/>(d)Nodes</text:p>
      <text:p text:style-name="P1">Ans:(b)Frames</text:p>
      <text:p text:style-name="P1"/>
      <text:p text:style-name="P1">9.Which below terms are related with Fram-Relay</text:p>
      <text:p text:style-name="P1"><text:s text:c="6"/>(a)PVC(Permanent virtual circuit)</text:p>
      <text:p text:style-name="P1"><text:s text:c="6"/>(b)LMI(Local Management Interface)</text:p>
      <text:p text:style-name="P1"><text:s text:c="6"/>(C)DE(Discard eligible)</text:p>
      <text:p text:style-name="P1"><text:s text:c="6"/>(d)All of the above</text:p>
      <text:p text:style-name="P1"/>
      <text:p text:style-name="P1">10.Class C lies between</text:p>
      <text:p text:style-name="P1"><text:s text:c="6"/>(a)0 to 127</text:p>
      <text:p text:style-name="P1"><text:s text:c="6"/>(b)1128-19111</text:p>
      <text:p text:style-name="P1"><text:s text:c="6"/>(c)1192-22311</text:p>
      <text:p text:style-name="P1"><text:s text:c="6"/>(d)1240-25511</text:p>
      <text:p text:style-name="P1">Ans:(c)1192-22311</text:p>
      <text:p text:style-name="P1"/>
      <text:p text:style-name="P1">11.In periodic update, a node sends its routing table normally after every</text:p>
      <text:p text:style-name="P1"><text:s text:c="6"/>(a)10s</text:p>
      <text:p text:style-name="P1"><text:s text:c="6"/>(b)20s</text:p>
      <text:p text:style-name="P1"><text:s text:c="6"/>(c)30s</text:p>
      <text:p text:style-name="P1"><text:s text:c="6"/>(d)40s</text:p>
      <text:p text:style-name="P1">Ans:(c)30s</text:p>
      <text:p text:style-name="P1"/>
      <text:p text:style-name="P1">12.A switch in a datagram network uses a</text:p>
      <text:p text:style-name="P1"><text:s text:c="6"/>(a)destination address</text:p>
      <text:p text:style-name="P1"><text:s text:c="6"/>(b)sender address</text:p>
      <text:p text:style-name="P1"><text:s text:c="6"/>(c)routing table</text:p>
      <text:p text:style-name="P1"><text:s text:c="6"/>(d)header</text:p>
      <text:p text:style-name="P1">Ans:(c)routing table</text:p>
      <text:p text:style-name="P1"/>
      <text:p text:style-name="P1">13.Message authentication is a service beyond</text:p>
      <text:p text:style-name="P1"><text:s text:c="6"/>(a)Message Confidentiality</text:p>
      <text:p text:style-name="P1"><text:s text:c="6"/>(b)Message Integrity</text:p>
      <text:p text:style-name="P1"><text:s text:c="6"/>(c)Message Splashing</text:p>
      <text:p text:style-name="P1"><text:s text:c="6"/>(d)Message Sending</text:p>
      <text:p text:style-name="P1">Ans:(b)Message Internet</text:p>
      <text:p text:style-name="P1"/>
      <text:p text:style-name="P1"/>
      <text:p text:style-name="P1"/>
      <text:p text:style-name="P1"/>
      <text:p text:style-name="P1"><text:soft-page-break/>14) In the IPv4 addressing format, the number of networks allowed under Class C addresses is</text:p>
      <text:p text:style-name="P1"><text:s text:c="8"/>(A) 2^14</text:p>
      <text:p text:style-name="P1"><text:s text:c="8"/>(B) 2^7</text:p>
      <text:p text:style-name="P1"><text:s text:c="8"/>(C) 2^21</text:p>
      <text:p text:style-name="P1"><text:s text:c="8"/>(D) 2^24</text:p>
      <text:p text:style-name="P1">Ans:(C)2^21</text:p>
      <text:p text:style-name="P1"/>
      <text:p text:style-name="P1"><text:span text:style-name="T1">15</text:span>.Packets of the same session may be routed through different paths in:</text:p>
      <text:p text:style-name="P1"><text:s text:c="8"/>(a) TCP, but not UDP</text:p>
      <text:p text:style-name="P1"><text:s text:c="8"/>(b) TCP and UDP</text:p>
      <text:p text:style-name="P1"><text:s text:c="8"/>(c) UDP, but not TCP</text:p>
      <text:p text:style-name="P1"><text:s text:c="8"/>(d) Neither TCP nor UDP</text:p>
      <text:p text:style-name="P1">Ans:(b)TCP and U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1:43:19.765925678</meta:creation-date>
    <dc:date>2018-11-16T18:14:37.613809225</dc:date>
    <meta:editing-duration>PT51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99" meta:word-count="424" meta:character-count="3069" meta:non-whitespace-character-count="2366"/>
  </office:meta>
</office:document-meta>
</file>